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1" svg:font-family="Consolas, 'Liberation Mono', Menlo, Courier, monospace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Monaco" svg:font-family="Monaco, Menlo, 'Ubuntu Mono', Consolas, source-code-pro, monospace, 'Courier New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62fc4" officeooo:paragraph-rsid="00462fc4"/>
    </style:style>
    <style:style style:name="P2" style:family="paragraph" style:parent-style-name="Standard">
      <style:text-properties officeooo:rsid="00487638" officeooo:paragraph-rsid="00491ff3"/>
    </style:style>
    <style:style style:name="P3" style:family="paragraph" style:parent-style-name="Standard">
      <style:text-properties officeooo:rsid="00491ff3" officeooo:paragraph-rsid="00491ff3"/>
    </style:style>
    <style:style style:name="P4" style:family="paragraph" style:parent-style-name="Standard">
      <style:text-properties officeooo:rsid="00497c57" officeooo:paragraph-rsid="00497c57"/>
    </style:style>
    <style:style style:name="P5" style:family="paragraph" style:parent-style-name="Standard">
      <style:text-properties officeooo:rsid="0049a8a7" officeooo:paragraph-rsid="0049a8a7"/>
    </style:style>
    <style:style style:name="P6" style:family="paragraph" style:parent-style-name="Standard">
      <style:text-properties officeooo:rsid="004e7703" officeooo:paragraph-rsid="004e7703"/>
    </style:style>
    <style:style style:name="P7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8" style:family="paragraph" style:parent-style-name="Standard">
      <style:text-properties fo:color="#d4d4d4" style:font-name="Droid Sans Mono" fo:font-size="13.5pt" fo:font-weight="normal" officeooo:paragraph-rsid="004e7703" fo:background-color="#1e1e1e"/>
    </style:style>
    <style:style style:name="P9" style:family="paragraph" style:parent-style-name="Standard">
      <style:text-properties fo:color="#d4d4d4" style:font-name="Droid Sans Mono" fo:font-size="13.5pt" fo:font-weight="normal" officeooo:rsid="005570bc" officeooo:paragraph-rsid="005570bc" fo:background-color="#1e1e1e"/>
    </style:style>
    <style:style style:name="P10" style:family="paragraph" style:parent-style-name="Standard">
      <style:paragraph-properties style:line-height-at-least="0.635cm"/>
    </style:style>
    <style:style style:name="P11" style:family="paragraph" style:parent-style-name="Standard">
      <style:text-properties officeooo:rsid="005570bc" officeooo:paragraph-rsid="005570bc"/>
    </style:style>
    <style:style style:name="P12" style:family="paragraph" style:parent-style-name="Standard">
      <style:paragraph-properties fo:margin-top="0cm" fo:margin-bottom="0.499cm" loext:contextual-spacing="false" style:line-height-at-least="0.635cm"/>
    </style:style>
    <style:style style:name="P13" style:family="paragraph" style:parent-style-name="Standard">
      <style:paragraph-properties fo:margin-top="0cm" fo:margin-bottom="0.499cm" loext:contextual-spacing="false" style:line-height-at-least="0.635cm"/>
      <style:text-properties fo:color="#d4d4d4" style:font-name="Droid Sans Mono" fo:font-size="13.5pt" fo:font-weight="normal" fo:background-color="#1e1e1e"/>
    </style:style>
    <style:style style:name="P14" style:family="paragraph" style:parent-style-name="Preformatted_20_Text">
      <style:text-properties officeooo:rsid="0049a8a7" officeooo:paragraph-rsid="0049a8a7"/>
    </style:style>
    <style:style style:name="P15" style:family="paragraph" style:parent-style-name="Preformatted_20_Text">
      <style:paragraph-properties fo:margin-top="0cm" fo:margin-bottom="0cm" loext:contextual-spacing="false" fo:line-height="145%" fo:orphans="2" fo:widows="2" fo:padding="0.049cm" fo:border="0.06pt solid #dce6f0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569cd6"/>
    </style:style>
    <style:style style:name="T4" style:family="text">
      <style:text-properties fo:color="#ce9178"/>
    </style:style>
    <style:style style:name="T5" style:family="text">
      <style:text-properties fo:color="#c586c0"/>
    </style:style>
    <style:style style:name="T6" style:family="text">
      <style:text-properties fo:color="#4ec9b0"/>
    </style:style>
    <style:style style:name="T7" style:family="text">
      <style:text-properties fo:font-variant="normal" fo:text-transform="none" fo:color="#000000" style:font-name="Consolas1" fo:letter-spacing="normal" fo:font-style="normal" fo:font-weight="bold" fo:background-color="transparent" loext:char-shading-value="0" loext:padding="0cm" loext:border="none"/>
    </style:style>
    <style:style style:name="T8" style:family="text">
      <style:text-properties fo:font-variant="normal" fo:text-transform="none" fo:color="#567482" style:font-name="Consolas1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dd1144" style:font-name="Consolas1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999988" style:font-name="Consolas1" fo:letter-spacing="normal" fo:font-style="italic" fo:font-weight="normal" fo:background-color="transparent" loext:char-shading-value="0" loext:padding="0cm" loext:border="none"/>
    </style:style>
    <style:style style:name="T11" style:family="text">
      <style:text-properties fo:color="#b5cea8"/>
    </style:style>
    <style:style style:name="T12" style:family="text">
      <style:text-properties officeooo:rsid="00491ff3"/>
    </style:style>
    <style:style style:name="T13" style:family="text">
      <style:text-properties officeooo:rsid="0049a8a7"/>
    </style:style>
    <style:style style:name="T14" style:family="text">
      <style:text-properties fo:color="#6a9955"/>
    </style:style>
    <style:style style:name="T15" style:family="text">
      <style:text-properties officeooo:rsid="00575f80"/>
    </style:style>
    <style:style style:name="T16" style:family="text">
      <style:text-properties fo:color="#d16969"/>
    </style:style>
    <style:style style:name="T17" style:family="text">
      <style:text-properties fo:color="#d7b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First create package.json file</text:p>
      <text:p text:style-name="P1"/>
      <text:p text:style-name="P2">2) <text:span text:style-name="T12">Then npm install cheerio request</text:span></text:p>
      <text:p text:style-name="P3">we can also use fetch or axios instead of request module</text:p>
      <text:p text:style-name="P3"/>
      <text:p text:style-name="P4">3) <text:span text:style-name="T13">To use cheerio we have to load html inside $ sign variable</text:span></text:p>
      <text:p text:style-name="P5">eg – From github</text:p>
      <text:p text:style-name="P5"/>
      <text:p text:style-name="P14"><text:span text:style-name="Source_20_Text"><text:span text:style-name="T7">const</text:span></text:span><text:span text:style-name="Source_20_Text"><text:span text:style-name="T8"> cheerio </text:span></text:span><text:span text:style-name="Source_20_Text"><text:span text:style-name="T7">=</text:span></text:span><text:span text:style-name="Source_20_Text"><text:span text:style-name="T8"> require(</text:span></text:span><text:span text:style-name="Source_20_Text"><text:span text:style-name="T9">'cheerio'</text:span></text:span><text:span text:style-name="Source_20_Text"><text:span text:style-name="T8">)</text:span></text:span></text:p>
      <text:p text:style-name="P15"><text:span text:style-name="Source_20_Text"><text:span text:style-name="T7">const</text:span></text:span><text:span text:style-name="Source_20_Text"><text:span text:style-name="T8"> $ </text:span></text:span><text:span text:style-name="Source_20_Text"><text:span text:style-name="T7">=</text:span></text:span><text:span text:style-name="Source_20_Text"><text:span text:style-name="T8"> cheerio.load(</text:span></text:span><text:span text:style-name="Source_20_Text"><text:span text:style-name="T9">'&lt;h2 class="title"&gt;Hello world&lt;/h2&gt;'</text:span></text:span><text:span text:style-name="Source_20_Text"><text:span text:style-name="T8">)</text:span></text:span></text:p>
      <text:p text:style-name="P15"/>
      <text:p text:style-name="P15"><text:span text:style-name="Source_20_Text"><text:span text:style-name="T8">$(</text:span></text:span><text:span text:style-name="Source_20_Text"><text:span text:style-name="T9">'h2.title'</text:span></text:span><text:span text:style-name="Source_20_Text"><text:span text:style-name="T8">).text(</text:span></text:span><text:span text:style-name="Source_20_Text"><text:span text:style-name="T9">'Hello there!'</text:span></text:span><text:span text:style-name="Source_20_Text"><text:span text:style-name="T8">)</text:span></text:span></text:p>
      <text:p text:style-name="P15"><text:span text:style-name="Source_20_Text"><text:span text:style-name="T8">$(</text:span></text:span><text:span text:style-name="Source_20_Text"><text:span text:style-name="T9">'h2'</text:span></text:span><text:span text:style-name="Source_20_Text"><text:span text:style-name="T8">).addClass(</text:span></text:span><text:span text:style-name="Source_20_Text"><text:span text:style-name="T9">'welcome'</text:span></text:span><text:span text:style-name="Source_20_Text"><text:span text:style-name="T8">)</text:span></text:span></text:p>
      <text:p text:style-name="P15"/>
      <text:p text:style-name="P15"><text:span text:style-name="Source_20_Text"><text:span text:style-name="T8">$.html()</text:span></text:span></text:p>
      <text:p text:style-name="P15"><text:span text:style-name="Source_20_Text"><text:span text:style-name="T10">//=&gt; &lt;h2 class="title welcome"&gt;Hello there!&lt;/h2&gt;</text:span></text:span></text:p>
      <text:p text:style-name="P5"/>
      <text:p text:style-name="P5"/>
      <text:p text:style-name="P6">4) Basic eg</text:p>
      <text:p text:style-name="P6"/>
      <text:p text:style-name="P8"><text:span text:style-name="T3">const</text:span> <text:span text:style-name="T1">request</text:span> = <text:span text:style-name="T2">require</text:span>(<text:span text:style-name="T4">'request'</text:span>);</text:p>
      <text:p text:style-name="P7"><text:span text:style-name="T3">const</text:span> <text:span text:style-name="T1">cheerio</text:span> = <text:span text:style-name="T2">require</text:span>(<text:span text:style-name="T4">'cheerio'</text:span>);</text:p>
      <text:p text:style-name="P12"/>
      <text:p text:style-name="P7"><text:span text:style-name="T2">request</text:span>(<text:span text:style-name="T4">'http://codedemos.com/sampleblog/'</text:span>,(<text:span text:style-name="T1">error</text:span>, <text:span text:style-name="T1">response</text:span>, <text:span text:style-name="T1">body</text:span>) <text:span text:style-name="T3">=&gt;</text:span> {</text:p>
      <text:p text:style-name="P7"><text:span text:style-name="T5">if</text:span>(!<text:span text:style-name="T1">error</text:span> &amp;&amp; <text:span text:style-name="T1">response</text:span>.<text:span text:style-name="T1">statusCode</text:span> == <text:span text:style-name="T11">200</text:span>) {</text:p>
      <text:p text:style-name="P7"><text:span text:style-name="T3">const</text:span> <text:span text:style-name="T1">$</text:span> = <text:span text:style-name="T1">cheerio</text:span>.<text:span text:style-name="T2">load</text:span>(<text:span text:style-name="T1">body</text:span>);</text:p>
      <text:p text:style-name="P7"><text:span text:style-name="T3">const</text:span> <text:span text:style-name="T1">siteHeading</text:span> = <text:span text:style-name="T2">$</text:span>(<text:span text:style-name="T4">'.site-heading'</text:span>); <text:span text:style-name="T14">//Gives Html</text:span></text:p>
      <text:p text:style-name="P10"/>
      <text:p text:style-name="P7"><text:span text:style-name="T6">console</text:span>.<text:span text:style-name="T2">log</text:span>(<text:span text:style-name="T1">siteHeading</text:span>); <text:span text:style-name="T14">//gives giant object</text:span></text:p>
      <text:p text:style-name="P10"/>
      <text:p text:style-name="P7"><text:span text:style-name="T6">console</text:span>.<text:span text:style-name="T2">log</text:span>(<text:span text:style-name="T1">siteHeading</text:span>.<text:span text:style-name="T2">html</text:span>()); <text:span text:style-name="T14">//To get html</text:span></text:p>
      <text:p text:style-name="P10"/>
      <text:p text:style-name="P7"><text:span text:style-name="T6">console</text:span>.<text:span text:style-name="T2">log</text:span>(<text:span text:style-name="T1">siteHeading</text:span>.<text:span text:style-name="T2">text</text:span>()); <text:span text:style-name="T14">//To get only Text</text:span></text:p>
      <text:p text:style-name="P10"/>
      <text:p text:style-name="P7"><text:span text:style-name="T3">const</text:span> <text:span text:style-name="T1">output</text:span> = <text:span text:style-name="T1">siteHeading</text:span>.<text:span text:style-name="T2">find</text:span>(<text:span text:style-name="T4">'h1'</text:span>).<text:span text:style-name="T2">text</text:span>(); <text:span text:style-name="T14">//To find h1 and get its text</text:span></text:p>
      <text:p text:style-name="P10"/>
      <text:p text:style-name="P7"><text:span text:style-name="T6">console</text:span>.<text:span text:style-name="T2">log</text:span>(<text:span text:style-name="T1">output</text:span>);</text:p>
      <text:p text:style-name="P7">}</text:p>
      <text:p text:style-name="P7">});</text:p>
      <text:p text:style-name="P8"/>
      <text:p text:style-name="P8"/>
      <text:p text:style-name="P11"><text:soft-page-break/>5) <text:span text:style-name="T15">Full eg with brad site scrapping as well as MU site notification scrapping</text:span></text:p>
      <text:p text:style-name="P9"><text:span text:style-name="T3">const</text:span> <text:span text:style-name="T1">request</text:span> = <text:span text:style-name="T2">require</text:span>(<text:span text:style-name="T4">'request'</text:span>);</text:p>
      <text:p text:style-name="P7"><text:span text:style-name="T3">const</text:span> <text:span text:style-name="T1">cheerio</text:span> = <text:span text:style-name="T2">require</text:span>(<text:span text:style-name="T4">'cheerio'</text:span>);</text:p>
      <text:p text:style-name="P12"/>
      <text:p text:style-name="P7"><text:span text:style-name="T2">request</text:span>(<text:span text:style-name="T4">'http://codedemos.com/sampleblog/'</text:span>, (<text:span text:style-name="T1">error</text:span>, <text:span text:style-name="T1">response</text:span>, <text:span text:style-name="T1">body</text:span>) <text:span text:style-name="T3">=&gt;</text:span> {</text:p>
      <text:p text:style-name="P7"><text:span text:style-name="T5">if</text:span> (!<text:span text:style-name="T1">error</text:span> &amp;&amp; <text:span text:style-name="T1">response</text:span>.<text:span text:style-name="T1">statusCode</text:span> == <text:span text:style-name="T11">200</text:span>) {</text:p>
      <text:p text:style-name="P7"><text:span text:style-name="T3">const</text:span> <text:span text:style-name="T1">$</text:span> = <text:span text:style-name="T1">cheerio</text:span>.<text:span text:style-name="T2">load</text:span>(<text:span text:style-name="T1">body</text:span>);</text:p>
      <text:p text:style-name="P10"/>
      <text:p text:style-name="P7"><text:span text:style-name="T2">$</text:span>(<text:span text:style-name="T4">'.post-preview'</text:span>).<text:span text:style-name="T2">each</text:span>((<text:span text:style-name="T1">i</text:span>, <text:span text:style-name="T1">el</text:span>) <text:span text:style-name="T3">=&gt;</text:span> {</text:p>
      <text:p text:style-name="P7"><text:span text:style-name="T3">const</text:span> <text:span text:style-name="T1">title</text:span> = <text:span text:style-name="T2">$</text:span>(<text:span text:style-name="T1">el</text:span>)</text:p>
      <text:p text:style-name="P7">.<text:span text:style-name="T2">find</text:span>(<text:span text:style-name="T4">'.post-title'</text:span>)</text:p>
      <text:p text:style-name="P7">.<text:span text:style-name="T2">text</text:span>()</text:p>
      <text:p text:style-name="P7">.<text:span text:style-name="T2">replace</text:span>(<text:span text:style-name="T16">/\s\s</text:span><text:span text:style-name="T17">+</text:span><text:span text:style-name="T16">/</text:span><text:span text:style-name="T3">g</text:span>,<text:span text:style-name="T4">''</text:span>);</text:p>
      <text:p text:style-name="P10"/>
      <text:p text:style-name="P7"><text:span text:style-name="T6">console</text:span>.<text:span text:style-name="T2">log</text:span>(<text:span text:style-name="T1">title</text:span>);</text:p>
      <text:p text:style-name="P7">})</text:p>
      <text:p text:style-name="P10"/>
      <text:p text:style-name="P7">}</text:p>
      <text:p text:style-name="P7">});</text:p>
      <text:p text:style-name="P13"><text:line-break/></text:p>
      <text:p text:style-name="P7"><text:span text:style-name="T2">request</text:span>(<text:span text:style-name="T4">'http://mu.ac.in/portal/university-news/'</text:span>, (<text:span text:style-name="T1">error</text:span>, <text:span text:style-name="T1">response</text:span>, <text:span text:style-name="T1">body</text:span>) <text:span text:style-name="T3">=&gt;</text:span> {</text:p>
      <text:p text:style-name="P7"><text:span text:style-name="T5">if</text:span> (!<text:span text:style-name="T1">error</text:span> &amp;&amp; <text:span text:style-name="T1">response</text:span>.<text:span text:style-name="T1">statusCode</text:span> == <text:span text:style-name="T11">200</text:span>) {</text:p>
      <text:p text:style-name="P7"><text:span text:style-name="T3">const</text:span> <text:span text:style-name="T1">$</text:span> = <text:span text:style-name="T1">cheerio</text:span>.<text:span text:style-name="T2">load</text:span>(<text:span text:style-name="T1">body</text:span>);</text:p>
      <text:p text:style-name="P10"/>
      <text:p text:style-name="P7"><text:span text:style-name="T2">$</text:span>(<text:span text:style-name="T4">'.accordion-content ul li'</text:span>).<text:span text:style-name="T2">each</text:span>((<text:span text:style-name="T1">i</text:span>, <text:span text:style-name="T1">el</text:span>) <text:span text:style-name="T3">=&gt;</text:span> {</text:p>
      <text:p text:style-name="P7"><text:span text:style-name="T3">const</text:span> <text:span text:style-name="T1">title</text:span> = <text:span text:style-name="T2">$</text:span>(<text:span text:style-name="T1">el</text:span>)</text:p>
      <text:p text:style-name="P7">.<text:span text:style-name="T2">find</text:span>(<text:span text:style-name="T4">'a'</text:span>)</text:p>
      <text:p text:style-name="P7">.<text:span text:style-name="T2">text</text:span>()</text:p>
      <text:p text:style-name="P7">.<text:span text:style-name="T2">replace</text:span>(<text:span text:style-name="T16">/\s\s</text:span><text:span text:style-name="T17">+</text:span><text:span text:style-name="T16">/</text:span><text:span text:style-name="T3">g</text:span>,<text:span text:style-name="T4">''</text:span>);</text:p>
      <text:p text:style-name="P10"/>
      <text:p text:style-name="P7"><text:span text:style-name="T6">console</text:span>.<text:span text:style-name="T2">log</text:span>(<text:span text:style-name="T1">title</text:span>);</text:p>
      <text:p text:style-name="P7">})</text:p>
      <text:p text:style-name="P10"/>
      <text:p text:style-name="P7">}</text:p>
      <text:p text:style-name="P7">});</text:p>
      <text:p text:style-name="P7"/>
      <text:p text:style-name="P11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1" svg:font-family="Consolas, 'Liberation Mono', Menlo, Courier, monospace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Monaco" svg:font-family="Monaco, Menlo, 'Ubuntu Mono', Consolas, source-code-pro, monospace, 'Courier New'"/>
    <style:font-face style:name="inherit" svg:font-family="inherit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8-08-22T02:52:22.458319176</dc:date>
    <meta:editing-duration>PT8H31M20S</meta:editing-duration>
    <meta:editing-cycles>57</meta:editing-cycles>
    <meta:generator>LibreOffice/5.1.6.2$Linux_X86_64 LibreOffice_project/10m0$Build-2</meta:generator>
    <meta:document-statistic meta:table-count="0" meta:image-count="0" meta:object-count="0" meta:page-count="3" meta:paragraph-count="53" meta:word-count="204" meta:character-count="1631" meta:non-whitespace-character-count="1477"/>
  </office:meta>
</office:document-meta>
</file>